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 hne" svg:font-family="'S hne', ui-sans-serif"/>
    <style:font-face style:name="Tahoma1" svg:font-family="Tahoma"/>
    <style:font-face style:name="apple-system" svg:font-family="apple-system, Roboto, SegoeUI, 'Segoe UI', 'Helvetica Neue', Helvetica, 'Microsoft YaHei', 'Meiryo UI', Meiryo, 'Arial Unicode MS', sans-serif"/>
    <style:font-face style:name="Segoe UI" svg:font-family="'Segoe UI'" style:font-family-generic="swiss"/>
    <style:font-face style:name="Andale Sans UI" svg:font-family="'Andale Sans UI', 'Arial Unicode MS'"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7.7604in" fo:margin-left="0in" table:align="left" style:writing-mode="lr-tb"/>
    </style:style>
    <style:style style:name="Таблица1.A" style:family="table-column">
      <style:table-column-properties style:column-width="1.4583in"/>
    </style:style>
    <style:style style:name="Таблица1.B" style:family="table-column">
      <style:table-column-properties style:column-width="6.3021in"/>
    </style:style>
    <style:style style:name="Таблица1.1" style:family="table-row">
      <style:table-row-properties style:keep-together="true" fo:keep-together="auto"/>
    </style:style>
    <style:style style:name="Таблица1.A1" style:family="table-cell">
      <style:table-cell-properties style:vertical-align="top" fo:padding="0.0382in" fo:border-left="0.0007in solid #000000" fo:border-right="none" fo:border-top="0.0007in solid #000000" fo:border-bottom="0.0007in solid #000000" style:writing-mode="lr-tb"/>
    </style:style>
    <style:style style:name="Таблица1.B1" style:family="table-cell">
      <style:table-cell-properties style:vertical-align="top" fo:padding="0.0382in" fo:border-left="none" fo:border-right="0.0007in solid #000000" fo:border-top="0.0007in solid #000000" fo:border-bottom="0.0007in solid #000000" style:writing-mode="lr-tb"/>
    </style:style>
    <style:style style:name="Таблица1.A2" style:family="table-cell">
      <style:table-cell-properties style:vertical-align="top" fo:padding="0.0382in" fo:border-left="0.0007in solid #000000" fo:border-right="none" fo:border-top="none" fo:border-bottom="0.0007in solid #000000" style:writing-mode="lr-tb"/>
    </style:style>
    <style:style style:name="Таблица1.B2" style:family="table-cell">
      <style:table-cell-properties style:vertical-align="top" fo:padding="0.0382in" fo:border-left="none" fo:border-right="0.0007in solid #000000" fo:border-top="none" fo:border-bottom="0.0007in solid #000000" style:writing-mode="lr-tb"/>
    </style:style>
    <style:style style:name="P1" style:family="paragraph" style:parent-style-name="Standard">
      <style:text-properties style:font-name="Times New Roman" fo:font-size="12pt" fo:language="ru" fo:country="RU" fo:font-weight="normal" style:font-size-asian="12pt" style:font-weight-asian="normal" style:font-name-complex="Times New Roman" style:font-size-complex="12pt" style:font-weight-complex="normal"/>
    </style:style>
    <style:style style:name="P2" style:family="paragraph" style:parent-style-name="Standard">
      <style:text-properties style:font-name="Times New Roman" fo:font-size="12pt" fo:language="ru" fo:country="RU" fo:font-weight="bold" style:font-size-asian="12pt" style:font-weight-asian="bold" style:font-name-complex="Times New Roman" style:font-size-complex="12pt" style:font-weight-complex="bold"/>
    </style:style>
    <style:style style:name="P3" style:family="paragraph" style:parent-style-name="Text_20_body">
      <style:text-properties style:font-name="Times New Roman" fo:font-size="12pt" fo:language="ru" fo:country="RU" fo:font-weight="normal" style:font-size-asian="12pt" style:font-weight-asian="normal" style:font-name-complex="Times New Roman" style:font-size-complex="12pt" style:font-weight-complex="normal"/>
    </style:style>
    <style:style style:name="P4" style:family="paragraph" style:parent-style-name="Text_20_body">
      <style:text-properties style:font-name="Times New Roman" fo:font-size="12pt" fo:font-weight="normal" style:font-size-asian="12pt" style:font-weight-asian="normal" style:font-name-complex="Times New Roman" style:font-size-complex="12pt" style:font-weight-complex="normal"/>
    </style:style>
    <style:style style:name="P5" style:family="paragraph" style:parent-style-name="Text_20_body">
      <style:text-properties fo:font-variant="normal" fo:text-transform="none" fo:color="#172b4d" style:font-name="Times New Roman" fo:font-size="12pt" fo:letter-spacing="normal" fo:font-style="normal" fo:font-weight="normal" style:font-size-asian="12pt" style:font-style-asian="normal" style:font-weight-asian="normal" style:font-name-complex="Times New Roman" style:font-size-complex="12pt" style:font-weight-complex="normal"/>
    </style:style>
    <style:style style:name="P6" style:family="paragraph" style:parent-style-name="Text_20_body">
      <style:text-properties fo:font-variant="normal" fo:text-transform="none" fo:color="#172b4d" style:font-name="Times New Roman" fo:font-size="12pt" fo:letter-spacing="normal" fo:language="ru" fo:country="RU" fo:font-style="normal" fo:font-weight="normal" style:font-size-asian="12pt" style:font-style-asian="normal" style:font-weight-asian="normal" style:font-name-complex="Times New Roman" style:font-size-complex="12pt" style:font-weight-complex="normal"/>
    </style:style>
    <style:style style:name="P7" style:family="paragraph" style:parent-style-name="Text_20_body">
      <style:text-properties fo:font-variant="normal" fo:text-transform="none" fo:color="#172b4d" style:font-name="Times New Roman" fo:font-size="12pt" fo:letter-spacing="normal" fo:language="ru" fo:country="RU" fo:font-style="normal" fo:font-weight="normal" fo:background-color="#afd095" style:font-size-asian="12pt" style:font-style-asian="normal" style:font-weight-asian="normal" style:font-name-complex="Times New Roman" style:font-size-complex="12pt" style:font-weight-complex="normal"/>
    </style:style>
    <style:style style:name="P8" style:family="paragraph" style:parent-style-name="Table_20_Contents">
      <style:text-properties style:font-name="Times New Roman" fo:font-size="12pt" fo:font-weight="normal" style:font-size-asian="12pt" style:font-weight-asian="normal" style:font-name-complex="Times New Roman" style:font-size-complex="12pt" style:font-weight-complex="normal"/>
    </style:style>
    <style:style style:name="P9" style:family="paragraph" style:parent-style-name="Table_20_Contents">
      <style:text-properties fo:font-variant="normal" fo:text-transform="none" fo:color="#172b4d" style:font-name="Times New Roman" fo:font-size="12pt" fo:letter-spacing="normal" fo:language="ru" fo:country="RU" fo:font-style="normal" fo:font-weight="normal" fo:background-color="#ffff00" style:font-size-asian="12pt" style:font-style-asian="normal" style:font-weight-asian="normal" style:font-name-complex="Times New Roman" style:font-size-complex="12pt" style:font-weight-complex="normal"/>
    </style:style>
    <style:style style:name="P10" style:family="paragraph" style:parent-style-name="Text_20_body">
      <style:paragraph-properties fo:margin-top="0in" fo:margin-bottom="0.0835in"/>
    </style:style>
    <style:style style:name="P11" style:family="paragraph" style:parent-style-name="Text_20_body">
      <style:paragraph-properties fo:margin-top="0in" fo:margin-bottom="0.0835in"/>
      <style:text-properties style:font-name="Times New Roman" fo:font-size="12pt" fo:font-weight="normal" style:font-size-asian="12pt" style:font-weight-asian="normal" style:font-name-complex="Times New Roman" style:font-size-complex="12pt" style:font-weight-complex="normal"/>
    </style:style>
    <style:style style:name="P12" style:family="paragraph" style:parent-style-name="Text_20_body">
      <style:paragraph-properties fo:margin-top="0in" fo:margin-bottom="0.0835in"/>
      <style:text-properties fo:font-variant="normal" fo:text-transform="none" fo:color="#172b4d" style:font-name="Times New Roman" fo:font-size="12pt" fo:letter-spacing="normal" fo:font-style="normal" fo:font-weight="normal" style:font-size-asian="12pt" style:font-style-asian="normal" style:font-weight-asian="normal" style:font-name-complex="Times New Roman" style:font-size-complex="12pt" style:font-weight-complex="normal"/>
    </style:style>
    <style:style style:name="P13" style:family="paragraph" style:parent-style-name="Text_20_body">
      <style:paragraph-properties fo:margin-top="0in" fo:margin-bottom="0.0835in"/>
      <style:text-properties fo:language="ru" fo:country="RU"/>
    </style:style>
    <style:style style:name="P14" style:family="paragraph" style:parent-style-name="Text_20_body">
      <style:paragraph-properties fo:margin-top="0.1252in" fo:margin-bottom="0in" fo:orphans="2" fo:widows="2"/>
      <style:text-properties fo:font-variant="normal" fo:text-transform="none" fo:color="#172b4d" style:font-name="Times New Roman" fo:font-size="12pt" fo:letter-spacing="normal" fo:font-style="normal" fo:font-weight="normal" style:font-size-asian="12pt" style:font-style-asian="normal" style:font-weight-asian="normal" style:font-name-complex="Times New Roman" style:font-size-complex="12pt" style:font-weight-complex="normal"/>
    </style:style>
    <style:style style:name="P15" style:family="paragraph" style:parent-style-name="Text_20_body">
      <style:paragraph-properties fo:margin-top="0.1252in" fo:margin-bottom="0in" fo:orphans="2" fo:widows="2"/>
      <style:text-properties fo:font-variant="normal" fo:text-transform="none" fo:color="#172b4d" style:font-name="Times New Roman" fo:font-size="12pt" fo:letter-spacing="normal" fo:font-style="normal" fo:font-weight="normal" fo:background-color="#ffff00" style:font-size-asian="12pt" style:font-style-asian="normal" style:font-weight-asian="normal" style:font-name-complex="Times New Roman" style:font-size-complex="12pt" style:font-weight-complex="normal"/>
    </style:style>
    <style:style style:name="P16" style:family="paragraph" style:parent-style-name="Text_20_body">
      <style:paragraph-properties fo:margin-top="0.1252in" fo:margin-bottom="0in" fo:orphans="2" fo:widows="2"/>
      <style:text-properties fo:font-variant="normal" fo:text-transform="none" fo:color="#172b4d" style:font-name="Times New Roman" fo:font-size="12pt" fo:letter-spacing="normal" fo:language="ru" fo:country="RU" fo:font-style="normal" fo:font-weight="normal" style:font-size-asian="12pt" style:font-style-asian="normal" style:font-weight-asian="normal" style:font-name-complex="Times New Roman" style:font-size-complex="12pt" style:font-weight-complex="normal"/>
    </style:style>
    <style:style style:name="P17" style:family="paragraph" style:parent-style-name="Text_20_body">
      <style:paragraph-properties fo:margin-top="0.1252in" fo:margin-bottom="0in" fo:orphans="2" fo:widows="2"/>
    </style:style>
    <style:style style:name="P18" style:family="paragraph" style:parent-style-name="Text_20_body">
      <style:paragraph-properties fo:margin-top="0.1252in" fo:margin-bottom="0in" fo:orphans="2" fo:widows="2"/>
      <style:text-properties fo:font-variant="normal" fo:text-transform="none" fo:color="#000000" style:font-name="Times New Roman" fo:font-size="12pt" fo:letter-spacing="normal" fo:language="ru" fo:country="RU" fo:font-style="normal" fo:font-weight="normal" fo:background-color="#ccffff" style:font-size-asian="12pt" style:font-style-asian="normal" style:font-weight-asian="normal" style:font-name-complex="Times New Roman" style:font-size-complex="12pt" style:font-weight-complex="normal"/>
    </style:style>
    <style:style style:name="P19" style:family="paragraph" style:parent-style-name="Text_20_body">
      <style:paragraph-properties fo:margin-top="0.1252in" fo:margin-bottom="0in" fo:orphans="2" fo:widows="2"/>
      <style:text-properties fo:font-variant="normal" fo:text-transform="none" fo:color="#172b4d" style:font-name="Times New Roman" fo:font-size="12pt" fo:letter-spacing="normal" fo:language="ru" fo:country="RU" fo:font-style="normal" fo:font-weight="normal" fo:background-color="transparent" style:font-size-asian="12pt" style:font-style-asian="normal" style:font-weight-asian="normal" style:font-name-complex="Times New Roman" style:font-size-complex="12pt" style:font-weight-complex="normal"/>
    </style:style>
    <style:style style:name="P20" style:family="paragraph" style:parent-style-name="Text_20_body">
      <style:paragraph-properties fo:margin-top="0.1252in" fo:margin-bottom="0in" fo:orphans="2" fo:widows="2"/>
      <style:text-properties fo:font-variant="normal" fo:text-transform="none" fo:color="#172b4d" style:font-name="Times New Roman" fo:font-size="12pt" fo:letter-spacing="normal" fo:language="ru" fo:country="RU" fo:font-style="normal" fo:font-weight="normal" style:font-size-asian="12pt" style:font-style-asian="normal" style:font-weight-asian="normal" style:font-name-complex="Times New Roman" style:font-size-complex="12pt" style:font-weight-complex="normal"/>
    </style:style>
    <style:style style:name="P21" style:family="paragraph" style:parent-style-name="Text_20_body">
      <style:paragraph-properties fo:margin-top="0.1252in" fo:margin-bottom="0in" fo:orphans="2" fo:widows="2"/>
    </style:style>
    <style:style style:name="P22" style:family="paragraph" style:parent-style-name="Text_20_body">
      <style:paragraph-properties fo:margin-top="0.1252in" fo:margin-bottom="0in" fo:orphans="2" fo:widows="2"/>
      <style:text-properties fo:language="ru" fo:country="RU" fo:background-color="#ccffff"/>
    </style:style>
    <style:style style:name="P2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4" style:family="paragraph">
      <style:paragraph-properties loext:tab-stop-distance="0cm"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172b4d" style:font-name="Times New Roman" fo:font-size="12pt" fo:letter-spacing="normal" fo:font-style="normal" fo:font-weight="normal" style:font-size-asian="12pt" style:font-style-asian="normal" style:font-weight-asian="normal" style:font-name-complex="Times New Roman" style:font-size-complex="12pt" style:font-weight-complex="normal" loext:opacity="100%"/>
    </style:style>
    <style:style style:name="T2" style:family="text">
      <style:text-properties fo:font-variant="normal" fo:text-transform="none" fo:color="#172b4d" style:font-name="Times New Roman" fo:font-size="12pt" fo:letter-spacing="normal" fo:font-style="normal" fo:font-weight="normal" fo:background-color="#ffff00" style:font-size-asian="12pt" style:font-style-asian="normal" style:font-weight-asian="normal" style:font-name-complex="Times New Roman" style:font-size-complex="12pt" style:font-weight-complex="normal" loext:opacity="100%" loext:char-shading-value="0"/>
    </style:style>
    <style:style style:name="T3" style:family="text">
      <style:text-properties fo:font-variant="normal" fo:text-transform="none" fo:color="#172b4d" style:font-name="Times New Roman" fo:font-size="12pt" fo:letter-spacing="normal" fo:font-style="normal" fo:font-weight="normal" fo:background-color="#afd095" style:font-size-asian="12pt" style:font-style-asian="normal" style:font-weight-asian="normal" style:font-name-complex="Times New Roman" style:font-size-complex="12pt" style:font-weight-complex="normal" loext:opacity="100%" loext:char-shading-value="0"/>
    </style:style>
    <style:style style:name="T4" style:family="text">
      <style:text-properties fo:font-variant="normal" fo:text-transform="none" fo:color="#172b4d" style:font-name="Times New Roman" fo:font-size="12pt" fo:letter-spacing="normal" fo:font-style="normal" fo:font-weight="normal" fo:background-color="#ccffff" style:font-size-asian="12pt" style:font-style-asian="normal" style:font-weight-asian="normal" style:font-name-complex="Times New Roman" style:font-size-complex="12pt" style:font-weight-complex="normal"/>
    </style:style>
    <style:style style:name="T5" style:family="text">
      <style:text-properties fo:font-variant="normal" fo:text-transform="none" fo:color="#172b4d" style:font-name="Times New Roman" fo:font-size="12pt" fo:letter-spacing="normal" fo:font-style="normal" fo:font-weight="normal" fo:background-color="#ccffff" style:font-size-asian="12pt" style:font-style-asian="normal" style:font-weight-asian="normal" style:font-name-complex="Times New Roman" style:font-size-complex="12pt" style:font-weight-complex="normal" loext:opacity="100%" loext:char-shading-value="0"/>
    </style:style>
    <style:style style:name="T6" style:family="text">
      <style:text-properties fo:font-variant="normal" fo:text-transform="none" fo:color="#172b4d" style:font-name="Times New Roman" fo:font-size="12pt" fo:letter-spacing="normal" fo:font-style="normal" fo:font-weight="normal" fo:background-color="#ccffff" style:font-size-asian="12pt" style:font-style-asian="normal" style:font-weight-asian="normal" style:font-name-complex="Times New Roman" style:font-size-complex="12pt" style:font-weight-complex="normal" loext:opacity="100%" loext:char-shading-value="0"/>
    </style:style>
    <style:style style:name="T7" style:family="text">
      <style:text-properties fo:font-variant="normal" fo:text-transform="none" fo:color="#172b4d" style:font-name="Times New Roman" fo:font-size="12pt" fo:letter-spacing="normal" fo:font-style="normal" fo:font-weight="normal" fo:background-color="#ccffff" style:font-size-asian="12pt" style:font-style-asian="normal" style:font-weight-asian="normal" style:font-name-complex="Times New Roman" style:font-size-complex="12pt" style:font-weight-complex="normal" loext:opacity="100%"/>
    </style:style>
    <style:style style:name="T8" style:family="text">
      <style:text-properties fo:font-variant="normal" fo:text-transform="none" fo:color="#172b4d" style:font-name="Times New Roman" fo:font-size="12pt" fo:letter-spacing="normal" fo:language="ru" fo:country="RU" fo:font-style="normal" fo:font-weight="normal" style:font-size-asian="12pt" style:font-style-asian="normal" style:font-weight-asian="normal" style:font-name-complex="Times New Roman" style:font-size-complex="12pt" style:font-weight-complex="normal"/>
    </style:style>
    <style:style style:name="T9" style:family="text">
      <style:text-properties fo:font-variant="normal" fo:text-transform="none" fo:color="#172b4d" style:font-name="Times New Roman" fo:font-size="12pt" fo:letter-spacing="normal" fo:language="ru" fo:country="RU" fo:font-style="normal" fo:font-weight="normal" style:font-size-asian="12pt" style:font-style-asian="normal" style:font-weight-asian="normal" style:font-name-complex="Times New Roman" style:font-size-complex="12pt" style:font-weight-complex="normal" loext:opacity="100%"/>
    </style:style>
    <style:style style:name="T10" style:family="text">
      <style:text-properties fo:font-variant="normal" fo:text-transform="none" fo:color="#172b4d" style:font-name="Times New Roman" fo:font-size="12pt" fo:letter-spacing="normal" fo:language="ru" fo:country="RU" fo:font-style="normal" fo:font-weight="normal" fo:background-color="#ffff00" style:font-size-asian="12pt" style:font-style-asian="normal" style:font-weight-asian="normal" style:font-name-complex="Times New Roman" style:font-size-complex="12pt" style:font-weight-complex="normal"/>
    </style:style>
    <style:style style:name="T11" style:family="text">
      <style:text-properties fo:font-variant="normal" fo:text-transform="none" fo:color="#172b4d" style:font-name="Times New Roman" fo:font-size="12pt" fo:letter-spacing="normal" fo:language="ru" fo:country="RU" fo:font-style="normal" fo:font-weight="normal" fo:background-color="#ffff00" style:font-size-asian="12pt" style:font-style-asian="normal" style:font-weight-asian="normal" style:font-name-complex="Times New Roman" style:font-size-complex="12pt" style:font-weight-complex="normal" loext:opacity="100%" loext:char-shading-value="0"/>
    </style:style>
    <style:style style:name="T12" style:family="text">
      <style:text-properties fo:font-variant="normal" fo:text-transform="none" fo:color="#172b4d" style:font-name="Times New Roman" fo:font-size="12pt" fo:letter-spacing="normal" fo:language="ru" fo:country="RU" fo:font-style="normal" fo:font-weight="normal" fo:background-color="#ffff00" style:font-size-asian="12pt" style:font-style-asian="normal" style:font-weight-asian="normal" style:font-name-complex="Times New Roman" style:font-size-complex="12pt" style:font-weight-complex="normal" loext:opacity="100%" loext:char-shading-value="0"/>
    </style:style>
    <style:style style:name="T13" style:family="text">
      <style:text-properties fo:font-variant="normal" fo:text-transform="none" fo:color="#172b4d" style:font-name="Times New Roman" fo:font-size="12pt" fo:letter-spacing="normal" fo:language="ru" fo:country="RU" fo:font-style="normal" fo:font-weight="normal" fo:background-color="#afd095" style:font-size-asian="12pt" style:font-style-asian="normal" style:font-weight-asian="normal" style:font-name-complex="Times New Roman" style:font-size-complex="12pt" style:font-weight-complex="normal"/>
    </style:style>
    <style:style style:name="T14" style:family="text">
      <style:text-properties fo:font-variant="normal" fo:text-transform="none" fo:color="#172b4d" style:font-name="Times New Roman" fo:font-size="12pt" fo:letter-spacing="normal" fo:language="ru" fo:country="RU" fo:font-style="normal" fo:font-weight="normal" fo:background-color="#afd095" style:font-size-asian="12pt" style:font-style-asian="normal" style:font-weight-asian="normal" style:font-name-complex="Times New Roman" style:font-size-complex="12pt" style:font-weight-complex="normal" loext:opacity="100%" loext:char-shading-value="0"/>
    </style:style>
    <style:style style:name="T15" style:family="text">
      <style:text-properties fo:font-variant="normal" fo:text-transform="none" fo:color="#172b4d" style:font-name="Times New Roman" fo:font-size="12pt" fo:letter-spacing="normal" fo:language="ru" fo:country="RU" fo:font-style="normal" fo:font-weight="normal" fo:background-color="transparent" style:font-size-asian="12pt" style:font-style-asian="normal" style:font-weight-asian="normal" style:font-name-complex="Times New Roman" style:font-size-complex="12pt" style:font-weight-complex="normal" loext:opacity="100%" loext:char-shading-value="0"/>
    </style:style>
    <style:style style:name="T16" style:family="text">
      <style:text-properties fo:font-variant="normal" fo:text-transform="none" fo:color="#172b4d" style:font-name="Times New Roman" fo:font-size="12pt" fo:letter-spacing="normal" fo:language="ru" fo:country="RU" fo:font-style="normal" fo:font-weight="normal" fo:background-color="#ccffff" style:font-size-asian="12pt" style:font-style-asian="normal" style:font-weight-asian="normal" style:font-name-complex="Times New Roman" style:font-size-complex="12pt" style:font-weight-complex="normal"/>
    </style:style>
    <style:style style:name="T17" style:family="text">
      <style:text-properties fo:font-variant="normal" fo:text-transform="none" fo:color="#172b4d" style:font-name="Times New Roman" fo:font-size="12pt" fo:letter-spacing="normal" fo:language="ru" fo:country="RU" fo:font-style="normal" fo:font-weight="normal" fo:background-color="#ccffff" style:font-size-asian="12pt" style:font-style-asian="normal" style:font-weight-asian="normal" style:font-name-complex="Times New Roman" style:font-size-complex="12pt" style:font-weight-complex="normal" loext:opacity="100%" loext:char-shading-value="0"/>
    </style:style>
    <style:style style:name="T18" style:family="text">
      <style:text-properties fo:font-variant="normal" fo:text-transform="none" fo:color="#172b4d" style:font-name="Times New Roman" fo:font-size="12pt" fo:letter-spacing="normal" fo:language="ru" fo:country="RU" fo:font-style="normal" fo:font-weight="normal" fo:background-color="#ccffff" style:font-size-asian="12pt" style:font-style-asian="normal" style:font-weight-asian="normal" style:font-name-complex="Times New Roman" style:font-size-complex="12pt" style:font-weight-complex="normal" loext:opacity="100%" loext:char-shading-value="0"/>
    </style:style>
    <style:style style:name="T19" style:family="text">
      <style:text-properties fo:font-variant="normal" fo:text-transform="none" fo:color="#172b4d" style:font-name="Times New Roman" fo:font-size="12pt" fo:letter-spacing="normal" fo:language="ru" fo:country="RU" fo:font-style="normal" fo:font-weight="normal" fo:background-color="#ccffff" style:font-size-asian="12pt" style:font-style-asian="normal" style:font-weight-asian="normal" style:font-name-complex="Times New Roman" style:font-size-complex="12pt" style:font-weight-complex="normal" loext:opacity="100%" loext:char-shading-value="0"/>
    </style:style>
    <style:style style:name="T20" style:family="text">
      <style:text-properties fo:font-variant="normal" fo:text-transform="none" fo:color="#172b4d" style:font-name="Times New Roman" fo:font-size="12pt" fo:letter-spacing="normal" fo:language="ru" fo:country="RU" fo:font-style="normal" fo:font-weight="normal" fo:background-color="#ccffff" style:font-size-asian="12pt" style:font-style-asian="normal" style:font-weight-asian="normal" style:font-name-complex="Times New Roman" style:font-size-complex="12pt" style:font-weight-complex="normal" loext:opacity="100%" loext:char-shading-value="0"/>
    </style:style>
    <style:style style:name="T21" style:family="text">
      <style:text-properties fo:font-variant="normal" fo:text-transform="none" fo:color="#172b4d" style:font-name="Times New Roman" fo:font-size="12pt" fo:letter-spacing="normal" fo:language="ru" fo:country="RU" fo:font-style="normal" fo:font-weight="normal" fo:background-color="#ccffff" style:font-size-asian="12pt" style:font-style-asian="normal" style:font-weight-asian="normal" style:font-name-complex="Times New Roman" style:font-size-complex="12pt" style:font-weight-complex="normal" loext:opacity="100%" loext:char-shading-value="0"/>
    </style:style>
    <style:style style:name="T22" style:family="text">
      <style:text-properties fo:font-variant="normal" fo:text-transform="none" fo:color="#172b4d" style:font-name="Times New Roman" fo:font-size="12pt" fo:letter-spacing="normal" fo:language="en" fo:country="US" fo:font-style="normal" fo:font-weight="normal" fo:background-color="#afd095" style:font-size-asian="12pt" style:font-style-asian="normal" style:font-weight-asian="normal" style:font-name-complex="Times New Roman" style:font-size-complex="12pt" style:font-weight-complex="normal" loext:opacity="100%" loext:char-shading-value="0"/>
    </style:style>
    <style:style style:name="T23" style:family="text">
      <style:text-properties fo:font-variant="normal" fo:text-transform="none" fo:color="#172b4d" style:font-name="Times New Roman" fo:font-size="12pt" fo:letter-spacing="normal" fo:language="en" fo:country="US" fo:font-style="normal" fo:font-weight="normal" fo:background-color="#ccffff" style:font-size-asian="12pt" style:font-style-asian="normal" style:font-weight-asian="normal" style:font-name-complex="Times New Roman" style:font-size-complex="12pt" style:font-weight-complex="normal" loext:opacity="100%" loext:char-shading-value="0"/>
    </style:style>
    <style:style style:name="T24" style:family="text">
      <style:text-properties fo:font-variant="normal" fo:text-transform="none" fo:color="#172b4d" style:font-name="Times New Roman" fo:font-size="12pt" fo:letter-spacing="normal" fo:language="ru" fo:country="RU" fo:font-style="normal" fo:font-weight="normal" fo:background-color="#ccffff" style:font-size-asian="12pt" style:font-style-asian="normal" style:font-weight-asian="normal" style:font-name-complex="Times New Roman" style:font-size-complex="12pt" style:font-weight-complex="normal"/>
    </style:style>
    <style:style style:name="T25" style:family="text">
      <style:text-properties fo:font-variant="normal" fo:text-transform="none" fo:color="#0d0d0d" style:font-name="Times New Roman" fo:font-size="12pt" fo:letter-spacing="normal" fo:language="ru" fo:country="RU" fo:font-style="normal" fo:font-weight="normal" fo:background-color="#ffff00" style:font-size-asian="12pt" style:font-style-asian="normal" style:font-weight-asian="normal" style:font-name-complex="Times New Roman" style:font-size-complex="12pt" style:font-weight-complex="normal" loext:opacity="100%" loext:char-shading-value="0"/>
    </style:style>
    <style:style style:name="T26" style:family="text">
      <style:text-properties fo:font-variant="normal" fo:text-transform="none" fo:color="#0d0d0d" style:font-name="Times New Roman" fo:font-size="12pt" fo:letter-spacing="normal" fo:language="ru" fo:country="RU" fo:font-style="normal" fo:font-weight="normal" fo:background-color="#afd095" style:font-size-asian="12pt" style:font-style-asian="normal" style:font-weight-asian="normal" style:font-name-complex="Times New Roman" style:font-size-complex="12pt" style:font-weight-complex="normal" loext:opacity="100%" loext:char-shading-value="0"/>
    </style:style>
    <style:style style:name="T27" style:family="text">
      <style:text-properties fo:font-variant="normal" fo:text-transform="none" fo:color="#111111" style:font-name="Times New Roman" fo:font-size="12pt" fo:letter-spacing="normal" fo:font-style="normal" fo:font-weight="normal" fo:background-color="#ffff00" style:font-size-asian="12pt" style:font-style-asian="normal" style:font-weight-asian="normal" style:font-name-complex="Times New Roman" loext:opacity="100%" loext:char-shading-value="0"/>
    </style:style>
    <style:style style:name="T28" style:family="text">
      <style:text-properties fo:font-variant="normal" fo:text-transform="none" fo:color="#111111" style:font-name="Times New Roman" fo:font-size="12pt" fo:letter-spacing="normal" fo:font-style="normal" fo:font-weight="normal" fo:background-color="#ffff00" style:font-size-asian="12pt" style:font-style-asian="normal" style:font-weight-asian="normal" style:font-name-complex="Times New Roman" style:font-size-complex="12pt" style:font-weight-complex="normal" loext:opacity="100%" loext:char-shading-value="0"/>
    </style:style>
    <style:style style:name="T29" style:family="text">
      <style:text-properties fo:font-variant="normal" fo:text-transform="none" fo:color="#111111" style:font-name="Times New Roman" fo:font-size="12pt" fo:letter-spacing="normal" fo:font-style="normal" fo:font-weight="normal" fo:background-color="#afd095" style:font-size-asian="12pt" style:font-style-asian="normal" style:font-weight-asian="normal" style:font-name-complex="Times New Roman" style:font-size-complex="12pt" style:font-weight-complex="normal" loext:opacity="100%" loext:char-shading-value="0"/>
    </style:style>
    <style:style style:name="T30" style:family="text">
      <style:text-properties fo:font-variant="normal" fo:text-transform="none" fo:color="#111111" style:font-name="Times New Roman" fo:font-size="12pt" fo:letter-spacing="normal" fo:language="ru" fo:country="RU" fo:font-style="normal" fo:font-weight="normal" fo:background-color="#ffff00" style:font-size-asian="12pt" style:font-style-asian="normal" style:font-weight-asian="normal" style:font-name-complex="Times New Roman" loext:opacity="100%" loext:char-shading-value="0"/>
    </style:style>
    <style:style style:name="T31" style:family="text">
      <style:text-properties fo:font-variant="normal" fo:text-transform="none" fo:color="#111111" style:font-name="Times New Roman" fo:font-size="12pt" fo:letter-spacing="normal" fo:language="ru" fo:country="RU" fo:font-style="normal" fo:font-weight="normal" fo:background-color="#ffff00" style:font-size-asian="12pt" style:font-style-asian="normal" style:font-weight-asian="normal" style:font-name-complex="Times New Roman" style:font-size-complex="12pt" style:font-weight-complex="normal"/>
    </style:style>
    <style:style style:name="T32" style:family="text">
      <style:text-properties fo:font-variant="normal" fo:text-transform="none" fo:color="#111111" style:font-name="Times New Roman" fo:font-size="12pt" fo:letter-spacing="normal" fo:language="ru" fo:country="RU" fo:font-style="normal" fo:font-weight="normal" fo:background-color="#ffff00" style:font-size-asian="12pt" style:font-style-asian="normal" style:font-weight-asian="normal" style:font-name-complex="Times New Roman" style:font-size-complex="12pt" style:font-weight-complex="normal" loext:opacity="100%" loext:char-shading-value="0"/>
    </style:style>
    <style:style style:name="T33" style:family="text">
      <style:text-properties fo:font-variant="normal" fo:text-transform="none" fo:color="#111111" style:font-name="Times New Roman" fo:font-size="12pt" fo:letter-spacing="normal" fo:language="ru" fo:country="RU" fo:font-style="normal" fo:font-weight="normal" fo:background-color="#afd095" style:font-size-asian="12pt" style:font-style-asian="normal" style:font-weight-asian="normal" style:font-name-complex="Times New Roman" style:font-size-complex="12pt" style:font-weight-complex="normal"/>
    </style:style>
    <style:style style:name="T34" style:family="text">
      <style:text-properties fo:font-variant="normal" fo:text-transform="none" fo:color="#111111" style:font-name="Times New Roman" fo:font-size="12pt" fo:letter-spacing="normal" fo:language="ru" fo:country="RU" fo:font-style="normal" fo:font-weight="normal" fo:background-color="#afd095" style:font-size-asian="12pt" style:font-style-asian="normal" style:font-weight-asian="normal" style:font-name-complex="Times New Roman" style:font-size-complex="12pt" style:font-weight-complex="normal" loext:opacity="100%" loext:char-shading-value="0"/>
    </style:style>
    <style:style style:name="T35" style:family="text">
      <style:text-properties fo:font-variant="normal" fo:text-transform="none" fo:color="#111111" style:font-name="Times New Roman" fo:font-size="12pt" fo:letter-spacing="normal" fo:language="ru" fo:country="RU" fo:font-style="normal" fo:font-weight="normal" fo:background-color="#ccffff" style:font-size-asian="12pt" style:font-style-asian="normal" style:font-weight-asian="normal" style:font-name-complex="Times New Roman" style:font-size-complex="12pt" style:font-weight-complex="normal"/>
    </style:style>
    <style:style style:name="T36" style:family="text">
      <style:text-properties fo:font-variant="normal" fo:text-transform="none" fo:color="#111111" style:font-name="Times New Roman" fo:font-size="12pt" fo:letter-spacing="normal" fo:language="ru" fo:country="RU" fo:font-style="normal" fo:font-weight="normal" fo:background-color="#ccffff" style:font-size-asian="12pt" style:font-style-asian="normal" style:font-weight-asian="normal" style:font-name-complex="Times New Roman" style:font-size-complex="12pt" style:font-weight-complex="normal"/>
    </style:style>
    <style:style style:name="T37" style:family="text">
      <style:text-properties fo:font-variant="normal" fo:text-transform="none" fo:color="#111111" style:font-name="apple-system" fo:font-size="12pt" fo:letter-spacing="normal" fo:font-style="normal" fo:font-weight="normal" fo:background-color="#ffff00" style:font-name-complex="Times New Roman" loext:opacity="100%" loext:char-shading-value="0"/>
    </style:style>
    <style:style style:name="T38" style:family="text">
      <style:text-properties fo:font-variant="normal" fo:text-transform="none" fo:color="#111111" style:font-name="Times New Roman" fo:font-size="12pt" fo:letter-spacing="normal" fo:font-style="normal" fo:font-weight="normal" fo:background-color="#ffff00" style:font-name-complex="Times New Roman" loext:opacity="100%" loext:char-shading-value="0"/>
    </style:style>
    <style:style style:name="T39" style:family="text">
      <style:text-properties fo:font-variant="normal" fo:text-transform="none" fo:color="#111111" style:font-name="Times New Roman" fo:font-size="12pt" fo:letter-spacing="normal" fo:font-style="normal" fo:font-weight="normal" fo:background-color="#ccffff" style:font-name-complex="Times New Roman" loext:opacity="100%" loext:char-shading-value="0"/>
    </style:style>
    <style:style style:name="T40" style:family="text">
      <style:text-properties fo:font-variant="normal" fo:text-transform="none" fo:color="#111111" style:font-name="Times New Roman" fo:font-size="12pt" fo:letter-spacing="normal" fo:language="ru" fo:country="RU" fo:font-style="normal" fo:font-weight="normal" fo:background-color="#ccffff" style:font-size-asian="12pt" style:font-style-asian="normal" style:font-weight-asian="normal" style:font-name-complex="Times New Roman" style:font-size-complex="12pt" style:font-weight-complex="normal"/>
    </style:style>
    <style:style style:name="T41" style:family="text">
      <style:text-properties fo:font-variant="normal" fo:text-transform="none" fo:color="#111111" style:font-name="Times New Roman" fo:font-size="12pt" fo:letter-spacing="normal" fo:language="ru" fo:country="RU" fo:font-style="normal" fo:font-weight="normal" fo:background-color="#ccffff" style:font-name-complex="Times New Roman" loext:opacity="100%" loext:char-shading-value="0"/>
    </style:style>
    <style:style style:name="T42" style:family="text">
      <style:text-properties style:font-name="Times New Roman" fo:language="ru" fo:country="RU" fo:background-color="#ffff00" style:font-name-complex="Times New Roman" loext:char-shading-value="0"/>
    </style:style>
    <style:style style:name="T43" style:family="text">
      <style:text-properties fo:language="ru" fo:country="RU"/>
    </style:style>
    <style:style style:name="T44" style:family="text">
      <style:text-properties fo:language="ru" fo:country="RU" fo:background-color="#afd095"/>
    </style:style>
    <style:style style:name="T45" style:family="text">
      <style:text-properties fo:language="ru" fo:country="RU" fo:background-color="#afd095" loext:char-shading-value="0"/>
    </style:style>
    <style:style style:name="T46" style:family="text">
      <style:text-properties fo:language="ru" fo:country="RU" fo:background-color="#ffff00" loext:char-shading-value="0"/>
    </style:style>
    <style:style style:name="T47" style:family="text">
      <style:text-properties fo:language="ru" fo:country="RU" fo:background-color="#ffff00" loext:char-shading-value="0"/>
    </style:style>
    <style:style style:name="T48" style:family="text">
      <style:text-properties fo:language="ru" fo:country="RU" fo:background-color="transparent" loext:char-shading-value="0"/>
    </style:style>
    <style:style style:name="T49" style:family="text">
      <style:text-properties fo:language="ru" fo:country="RU" fo:background-color="#ccffff"/>
    </style:style>
    <style:style style:name="T50" style:family="text">
      <style:text-properties fo:language="ru" fo:country="RU" fo:background-color="#ccffff" loext:char-shading-value="0"/>
    </style:style>
    <style:style style:name="T51" style:family="text">
      <style:text-properties fo:language="ru" fo:country="RU" fo:background-color="#ccffff" loext:char-shading-value="0"/>
    </style:style>
    <style:style style:name="T52" style:family="text">
      <style:text-properties fo:language="ru" fo:country="RU" fo:background-color="#ccffff" loext:char-shading-value="0"/>
    </style:style>
    <style:style style:name="T53" style:family="text">
      <style:text-properties fo:background-color="#afd095" loext:char-shading-value="0"/>
    </style:style>
    <style:style style:name="T54" style:family="text">
      <style:text-properties fo:background-color="#ffff00" loext:char-shading-value="0"/>
    </style:style>
    <style:style style:name="T55" style:family="text">
      <style:text-properties fo:background-color="transparent" loext:char-shading-value="0"/>
    </style:style>
    <style:style style:name="T56" style:family="text">
      <style:text-properties fo:color="#111111" loext:opacity="100%"/>
    </style:style>
    <style:style style:name="T57" style:family="text">
      <style:text-properties fo:color="#111111" fo:background-color="#ffff00" loext:opacity="100%" loext:char-shading-value="0"/>
    </style:style>
    <style:style style:name="T58" style:family="text">
      <style:text-properties fo:color="#111111" fo:language="ru" fo:country="RU" fo:background-color="#ffff00" loext:opacity="100%" loext:char-shading-value="0"/>
    </style:style>
    <style:style style:name="T59" style:family="text">
      <style:text-properties fo:color="#111111" fo:background-color="#afd095" loext:opacity="100%" loext:char-shading-value="0"/>
    </style:style>
    <style:style style:name="T60" style:family="text">
      <style:text-properties fo:color="#111111" fo:background-color="#ccffff" loext:opacity="100%" loext:char-shading-value="0"/>
    </style:style>
    <style:style style:name="T61" style:family="text">
      <style:text-properties fo:color="#111111" fo:background-color="#ccffff" loext:opacity="100%"/>
    </style:style>
    <style:style style:name="T62" style:family="text">
      <style:text-properties fo:color="#111111" fo:background-color="#ccffff" loext:opacity="100%" loext:char-shading-value="0"/>
    </style:style>
    <style:style style:name="T63" style:family="text">
      <style:text-properties fo:color="#111111" style:font-name="Times New Roman" fo:background-color="#ffff00" style:font-name-complex="Times New Roman" loext:opacity="100%" loext:char-shading-value="0"/>
    </style:style>
    <style:style style:name="T64" style:family="text">
      <style:text-properties fo:color="#111111" style:font-name="Times New Roman" fo:background-color="#ccffff" style:font-name-complex="Times New Roman" loext:opacity="100%" loext:char-shading-value="0"/>
    </style:style>
    <style:style style:name="T65" style:family="text">
      <style:text-properties fo:color="#111111" style:font-name="Times New Roman" fo:background-color="#ffff00" style:font-name-complex="Times New Roman" loext:opacity="100%" loext:char-shading-value="0"/>
    </style:style>
    <style:style style:name="T66" style:family="text">
      <style:text-properties fo:color="#111111" style:font-name="Times New Roman" fo:background-color="#ccffff" style:font-name-complex="Times New Roman" loext:opacity="100%" loext:char-shading-value="0"/>
    </style:style>
    <style:style style:name="T67" style:family="text">
      <style:text-properties fo:language="en" fo:country="US" fo:background-color="#afd095" loext:char-shading-value="0"/>
    </style:style>
    <style:style style:name="T68" style:family="text">
      <style:text-properties fo:background-color="#ccffff"/>
    </style:style>
    <style:style style:name="T69" style:family="text">
      <style:text-properties fo:background-color="#ccffff" loext:char-shading-value="0"/>
    </style:style>
    <style:style style:name="T70" style:family="text">
      <style:text-properties fo:background-color="#ccffff" loext:opacity="100%" loext:char-shading-value="0"/>
    </style:style>
    <style:style style:name="T71" style:family="text">
      <style:text-properties fo:background-color="#ccffff" loext:char-shading-value="0"/>
    </style:style>
    <style:style style:name="T72" style:family="text">
      <style:text-properties style:font-name="Times New Roman" fo:background-color="#ffff00" style:font-name-complex="Times New Roman" loext:opacity="100%" loext:char-shading-value="0"/>
    </style:style>
    <style:style style:name="T73" style:family="text">
      <style:text-properties style:font-name="Times New Roman" fo:background-color="#ccffff" style:font-name-complex="Times New Roman" loext:opacity="100%" loext:char-shading-value="0"/>
    </style:style>
    <style:style style:name="T74" style:family="text">
      <style:text-properties loext:char-shading-value="0"/>
    </style:style>
    <style:style style:name="T75"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true"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6" style:family="text">
      <style:text-properties style:use-window-font-color="true" style:text-outline="false" style:text-line-through-styl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loext:opacity="0%"/>
    </style:style>
    <style:style style:name="T77"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Вступление.</text:p>
            <text:p text:style-name="P12"/>
          </table:table-cell>
          <table:table-cell table:style-name="Таблица1.B1" office:value-type="string">
            <text:p text:style-name="Text_20_body"><text:span text:style-name="T9">Фритрис - мир, который населяют зверолюди. На разных континентах, среди морей и в высоких горах ведут они свои дела, строят королевства</text:span><text:span text:style-name="T11">, бьются за земли</text:span><text:span text:style-name="T9"> и торгуют. В общем, все идет своим ходом в мире Фритрис.</text:span></text:p>
            <text:p text:style-name="P17"><text:span text:style-name="T1">Пока, однажды, невероятная череда событий не сломала размеренное течение жизни и, поставила</text:span><text:span text:style-name="T9"> </text:span><text:span text:style-name="T9">всю </text:span><text:span text:style-name="T14">цивилизацию</text:span><text:span text:style-name="T9"> </text:span><text:span text:style-name="T1">на край </text:span><text:span text:style-name="T11">гибельной </text:span><text:span text:style-name="T1">пропасти.</text:span></text:p>
            <text:p text:style-name="P16">У подножья древних гор, в далеком королевстве Dulmir, на границе земель, по пыльной сельской дороге шел отряд наемников…</text:p>
          </table:table-cell>
        </table:table-row>
        <table:table-row table:style-name="Таблица1.1">
          <table:table-cell table:style-name="Таблица1.A2" office:value-type="string">
            <text:p text:style-name="P3">Сцена 1. Первая стычка</text:p>
            <text:p text:style-name="P11"/>
          </table:table-cell>
          <table:table-cell table:style-name="Таблица1.B2" office:value-type="string">
            <text:p text:style-name="P3">Начало</text:p>
            <text:p text:style-name="P4">Резкар, могучий<text:span text:style-name="T43"> </text:span><text:span text:style-name="T45">ящер-</text:span><text:span text:style-name="T53">наемник</text:span>,<text:span text:style-name="T43"> </text:span><text:span text:style-name="T45">со своим отрядом</text:span> <text:span text:style-name="T43">прибывает</text:span> в тихую деревню, где <text:span text:style-name="T43">узнаёт</text:span>, <text:span text:style-name="T53">что</text:span><text:span text:style-name="T45"> её жители страдают от набегов бандитов</text:span>. <text:span text:style-name="T68">Д</text:span><text:span text:style-name="T49">еревенский голова не поскупился на монеты и</text:span><text:span text:style-name="T68"> быстро убежд</text:span><text:span text:style-name="T49">ил</text:span><text:span text:style-name="T68"> наемников встать на защиту поселения</text:span>. На закате, под кроваво алыми облаками, <text:span text:style-name="T53">разразил</text:span><text:span text:style-name="T45">ся бой, </text:span><text:span text:style-name="T50">с темными фигурами грабителей встретилась сталь наемников.</text:span></text:p>
            <text:p text:style-name="P4">Финал</text:p>
            <text:p text:style-name="P10"><text:span text:style-name="T43">Когда последний грабитель упал, </text:span><text:span text:style-name="T45">благодарные жители приглашают</text:span><text:span text:style-name="T43"> </text:span><text:span text:style-name="T45">отпраздновать и поднять пенные кружки за победу</text:span><text:span text:style-name="T43">. </text:span><text:span text:style-name="T46">За выпивкой</text:span><text:span text:style-name="T45"> к Резкару подсаживается купец и просит сопроводить его в </text:span><text:span text:style-name="T14">Tarankol. «В</text:span><text:span text:style-name="T25"> последнее время в окрестностях появилось много лихих людей, </text:span><text:span text:style-name="T26">похоже</text:span><text:span text:style-name="T25"> какая то неведомая сила манит их в</text:span><text:span text:style-name="T11"> эти края.</text:span><text:span text:style-name="T14">» </text:span><text:span text:style-name="T22">- </text:span><text:span text:style-name="T14">говорит торговец</text:span><text:span text:style-name="T11">.</text:span></text:p>
          </table:table-cell>
        </table:table-row>
        <table:table-row table:style-name="Таблица1.1">
          <table:table-cell table:style-name="Таблица1.A2" office:value-type="string">
            <text:p text:style-name="P6">Сцена 2. Караван</text:p>
            <text:p text:style-name="P12"/>
          </table:table-cell>
          <table:table-cell table:style-name="Таблица1.B2" office:value-type="string">
            <text:p text:style-name="P6">Начало</text:p>
            <text:p text:style-name="P17"><text:span text:style-name="T11">Через</text:span><text:span text:style-name="T2"> деревн</text:span><text:span text:style-name="T11">ю</text:span><text:span text:style-name="T1"> к портовому городу Tarankol пролегает тракт, последнее время не спокойный. Группа наемников берется сопровождать купеческий караван через опасные земли. </text:span></text:p>
            <text:p text:style-name="P17"><text:span text:style-name="T1">На пол пути, </text:span><text:span text:style-name="T3">чуя богатую наживу</text:span><text:span text:style-name="T1">, </text:span><text:span text:style-name="T3">банда</text:span><text:span text:style-name="T14"> </text:span><text:span text:style-name="T17">разбойников</text:span><text:span text:style-name="T14"> </text:span><text:span text:style-name="T1">нападает из засады. Резкар вскидывает руку, посылая знак отряду занять оборону.</text:span></text:p>
            <text:p text:style-name="P14">Финал</text:p>
            <text:p text:style-name="P18">Последний враг, спасавшийся бегством, был настигнут в лесу у бандитского лагеря, где разбойники хранили награбленное. Среди вещей и оружия на пне одиноко сидел монах закованный в кандалы и спокойно взирал на прибывших. Пленника освободили и взяли с собой до города, где его должен был ждал корабль и спутники.</text:p>
            <text:p text:style-name="P16"><text:span text:style-name="T53">Когда к</text:span><text:span text:style-name="T53">араван</text:span><text:span text:style-name="T53"> </text:span><text:span text:style-name="T53">достави</text:span><text:span text:style-name="T53">л</text:span><text:span text:style-name="T53"> груз</text:span>, купец отсыпает пару монет в руку Резкара и довольный удаляется. “<text:span text:style-name="T53">Ты же видел как мы общаемся с </text:span><text:span text:style-name="T53">разбойник</text:span><text:span text:style-name="T53">а</text:span><text:span text:style-name="T53">м</text:span><text:span text:style-name="T53">и!</text:span><text:span text:style-name="T53">“— </text:span><text:span text:style-name="T53">пересчитав монеты, окликнул торговца </text:span><text:span text:style-name="T53">Резкар.</text:span></text:p>
          </table:table-cell>
        </table:table-row>
        <table:table-row table:style-name="Таблица1.1">
          <table:table-cell table:style-name="Таблица1.A2" office:value-type="string">
            <text:p text:style-name="P10"><text:span text:style-name="T1">Сцена 3. <text:s/></text:span><text:span text:style-name="T9">Подлая месть</text:span></text:p>
          </table:table-cell>
          <table:table-cell table:style-name="Таблица1.B2" office:value-type="string">
            <text:p text:style-name="P5">Начало</text:p>
            <text:p text:style-name="P17"><text:span text:style-name="T45">С</text:span><text:span text:style-name="T45">купо</text:span><text:span text:style-name="T45">му</text:span><text:span text:style-name="T45"> купц</text:span><text:span text:style-name="T45">у пришлось выплатить оговорённую стоимость полностью. Только тогда Резкар выпустил его из своих крепких объятий</text:span><text:span text:style-name="T46">.</text:span></text:p>
            <text:p text:style-name="P17"><text:span text:style-name="T46"><text:s/>Однако, торговец не забыл обиды и, </text:span><text:span text:style-name="T54">стремясь отомстить за свои </text:span><text:span text:style-name="T46">унижения</text:span><text:span text:style-name="T54">, умело оклеветал </text:span><text:span text:style-name="T45">ящера</text:span><text:span text:style-name="T54"> перед городским Советом, выдвинув обвинения в </text:span><text:span text:style-name="T46">нападении на караваны</text:span><text:span text:style-name="T54">.</text:span> Отряды стражников по приказу Совета окружают наемников. Сражение в узких улицах города станет тяжелым испытанием...</text:p>
            <text:p text:style-name="P14">Финал</text:p>
            <text:p text:style-name="P17"><text:span text:style-name="T16">Наемники пытались пробиться к спасительным городским вратам, но превосходящие силы противника теснили их прочь. В разгаре сражения из темного переулка вышел монах: «Идем за мной, воин. Я не забыл, кому обязан своей свободой» - сказал он и скрылся обратно в тень. Отряд, следуя за монахом,</text:span><text:span text:style-name="T2"> с боями пробива</text:span><text:span text:style-name="T11">е</text:span><text:span text:style-name="T2">тся к порту и</text:span><text:span text:style-name="T3"> </text:span><text:span text:style-name="T14">взобравшись на</text:span><text:span text:style-name="T3"> корабль,</text:span><text:span text:style-name="T2"> наконец, спаса</text:span><text:span text:style-name="T11">е</text:span><text:span text:style-name="T2">тся бегством от неоправданной и жестокой </text:span><text:soft-page-break/><text:span text:style-name="T2">ярости </text:span><text:span text:style-name="T11">стражи</text:span><text:span text:style-name="T2">.</text:span></text:p>
          </table:table-cell>
        </table:table-row>
        <table:table-row table:style-name="Таблица1.1">
          <table:table-cell table:style-name="Таблица1.A2" office:value-type="string">
            <text:p text:style-name="P10"><text:span text:style-name="T1">Сцена 4. </text:span><text:span text:style-name="T9">Морской бой</text:span></text:p>
          </table:table-cell>
          <table:table-cell table:style-name="Таблица1.B2" office:value-type="string">
            <text:p text:style-name="P5">Начало</text:p>
            <text:p text:style-name="P17"><text:span text:style-name="T54">Уплыв на корабле</text:span><text:span text:style-name="T11">, наемники так и не получают столь желанного спасения. </text:span><text:span text:style-name="T14">Из-за горизонта</text:span><text:span text:style-name="T11">, наперерез им мчался</text:span><text:span text:style-name="T14"> фрегат с черным флагом.</text:span><text:span text:style-name="T11"> </text:span><text:span text:style-name="T14">Пираты</text:span><text:span text:style-name="T11"> быстро настигают корабль Резкара и берут его на абордаж. </text:span><text:span text:style-name="T17">«Эх, многовато нежданных приключений за последнее время. Сталь не успевает просохнуть»</text:span><text:span text:style-name="T11"> - промолвил Резкар, обнажая свое оружие.</text:span></text:p>
            <text:p text:style-name="P14">Финал</text:p>
            <text:p text:style-name="P17"><text:span text:style-name="T17">В морском сражении погибло немало воинов</text:span><text:span text:style-name="T15">, но корабль, уцелевший в бою, наконец-то причаливает к пристани.</text:span><text:span text:style-name="T11"> Город, в который прибыл отряд, назывался Brae. </text:span><text:span text:style-name="T17">Распрощавшись с наемниками, монахи продолжили свой путь, направившись на северо-запад, где вдалеке вздымались к небу горные хребты.</text:span><text:span text:style-name="T14"> А для воинов Резкара</text:span><text:span text:style-name="T11"> </text:span><text:span text:style-name="T14">всегда</text:span><text:span text:style-name="T11"> найдётся </text:span><text:span text:style-name="T14">хорошая работёнка </text:span><text:span text:style-name="T15">в</text:span><text:span text:style-name="T11"> таком большом городе.</text:span></text:p>
          </table:table-cell>
        </table:table-row>
        <table:table-row table:style-name="Таблица1.1">
          <table:table-cell table:style-name="Таблица1.A2" office:value-type="string">
            <text:p text:style-name="P10"><text:span text:style-name="T1">Сцена 5. <text:s/></text:span><text:span text:style-name="T9">Сокровища </text:span><text:span text:style-name="T9">древности</text:span></text:p>
          </table:table-cell>
          <table:table-cell table:style-name="Таблица1.B2" office:value-type="string">
            <text:p text:style-name="P5">Начало</text:p>
            <text:p text:style-name="P17"><text:span text:style-name="T1">В первом же портовом трактире, куда заглянул Резкар, шел активный найм </text:span><text:span text:style-name="T2">добровольцев </text:span><text:span text:style-name="T17">в армию местного Лорда.</text:span><text:span text:style-name="T5"> </text:span><text:span text:style-name="T17"><text:s/>Нежданная угроза нависла над этими землями, неведомо как, огромная орда воинов спустилась с гор и стремительно двигалась к городу, жестоко уничтожая все и всех на пути</text:span><text:span text:style-name="T5">. <text:s/></text:span><text:span text:style-name="T17">Brae готовился к тяжелой осаде. А Резкару и его дружине выпала иная роль, им было приказано совершить рейд в горы и найти источник и причину этого нашествия.</text:span></text:p>
            <text:p text:style-name="P17"><text:span text:style-name="T4">Не</text:span><text:span text:style-name="T16">которое время </text:span><text:span text:style-name="T4">спустя, дружина наемников оказалась под </text:span><text:span text:style-name="T16">мощными</text:span><text:span text:style-name="T4"> стенами древнего монастыря высоко в горах. </text:span><text:span text:style-name="T16"><office:annotation office:name="__Annotation__4388_85863320"><dc:creator>&lt;анонимный&gt;</dc:creator><dc:date>2024-06-02T21:05:32.48</dc:date><text:p text:style-name="P23"><text:span text:style-name="T75">Не уверен надо ли это расписывать. Хотел показать, что сила кристалла чувствовалась</text:span></text:p></office:annotation></text:span><text:span text:style-name="T16">Найти его было не сложно, Резкар сразу уловил тяжелую ауру, тянущуюся шлейфом по местам, которым двигалась армия врагов и чем ближе к монастырю, тем плотнее и горше становился воздух.</text:span><office:annotation-end office:name="__Annotation__4388_85863320"/><text:span text:style-name="T16"> Отряд проник за стены под покровом темноты и внезапной атакой обрушился на врагов, стремясь пробиться в залы монастыря, где скрывался вождь орды.</text:span></text:p>
            <text:p text:style-name="P14">Финал</text:p>
            <text:p text:style-name="P22"><text:span text:style-name="T56">Взятый врасплох противник не смог организовать оборону и был разбит. Однако, к огромному удивлению Резкара звуки боя не утихли, кто то уже сражался внутри монастыря. Распахнув ставни входных врат, наемники узрели множество тел, среди которых были серые одеяния монахов, их недавних спутников. Посреди зала стоял вождь, его рука держала меч по рукоять вонзенный в плоть монаха. Тот в свою очередь жадно тянул цепь на груди вождя. Резкар заметил шевеление губ монаха, после, воздух между противниками оглушительно взорвался и их тела разлетелись, разбившись о каменные стены. Обыскав помещение, наемники заметили тайный лаз, которым, по видимому, и воспользовались странные монахи.</text:span></text:p>
          </table:table-cell>
        </table:table-row>
        <table:table-row table:style-name="Таблица1.1">
          <table:table-cell table:style-name="Таблица1.A2" office:value-type="string">
            <text:p text:style-name="P10"><text:span text:style-name="T1">Сцена 6. <text:s/></text:span><text:span text:style-name="T9">Мост</text:span></text:p>
          </table:table-cell>
          <table:table-cell table:style-name="Таблица1.B2" office:value-type="string">
            <text:p text:style-name="P5">Начало</text:p>
            <text:p text:style-name="P6"><text:span text:style-name="T53">Резкар продолжил работать на Лорда и выполнял все самые опасные приказы. Добившись расположения он стал одним из генералов </text:span><text:span text:style-name="T67">Brea</text:span><text:span text:style-name="T53">. </text:span><text:span text:style-name="T69">Его слава росла, он стал источать зловещую, но притягательную ауру, быстро став прославленным героем в глазах воинов и простого люда. </text:span><text:s/>К<text:span text:style-name="T57">аждый раз, заканчивая битву решительной победой, воин ощущал, как в его жилах течет всё больше мощи. </text:span><text:span text:style-name="T60">Всё больше становилось и войско.</text:span></text:p>
            <text:p text:style-name="P7"><text:span text:style-name="T61">Ощущая такую мощь в своем распоряжении, Лорд </text:span><text:span text:style-name="T70">Brae</text:span><text:span text:style-name="T56"> решил позариться на власть в целом королевстве и отдал приказ атаковать гарнизон Короля у моста по дороге в столицу.</text:span></text:p>
            <text:p text:style-name="P14">Финал</text:p>
            <text:p text:style-name="P17"><text:span text:style-name="T50">Сражаясь</text:span><text:span text:style-name="T69"> на узком переходе,</text:span><text:span text:style-name="T50"> </text:span><text:span text:style-name="T48">Резкар </text:span><text:span text:style-name="T53">ощуща</text:span><text:span text:style-name="T45">л</text:span><text:span text:style-name="T53"> </text:span><text:span text:style-name="T45">лёгкость</text:span><text:span text:style-name="T53"> </text:span><text:span text:style-name="T45">во всех </text:span><text:span text:style-name="T53">движени</text:span><text:span text:style-name="T45">ях </text:span><text:span text:style-name="T50">и без </text:span><text:soft-page-break/><text:span text:style-name="T50">жалости рубил воинов оборонявших переправу</text:span><text:span text:style-name="T55">. “</text:span><text:span text:style-name="T54">Как жарко в этой кольчуге</text:span><text:span text:style-name="T55">, скупнуться бы“ - думал Резкар, </text:span><text:span text:style-name="T7"><office:annotation office:name="__Annotation__4372_85863320"><dc:creator>&lt;анонимный&gt;</dc:creator><dc:date>2024-06-02T20:57:35.87</dc:date><text:p text:style-name="P23"><text:span text:style-name="T77">Если изменить, шутка теряется</text:span></text:p></office:annotation></text:span><text:span text:style-name="T7">но купаться отправил очередного противника.</text:span><office:annotation-end office:name="__Annotation__4372_85863320"/></text:p>
            <text:p text:style-name="P17"><text:span text:style-name="T16">Мост был захвачен. В лагере на противоположном берегу, в шатре Лорда, заседал военный совет во главе с правителем. <text:s/>Резкар сидел в кресле и внимательно изучал маленькое темное зернышко внутри своего амулета. Он вспоминал, что последний раз видел черноту в кристалле, когда взял его из рук монаха, так отчаянно бившегося за эту вещицу в мрачных горных залах. Тогда Резкар решил сохранить ее в память о <text:s/>доблести зверолюда.</text:span></text:p>
          </table:table-cell>
        </table:table-row>
        <table:table-row table:style-name="Таблица1.1">
          <table:table-cell table:style-name="Таблица1.A2" office:value-type="string">
            <text:p text:style-name="P10"><text:span text:style-name="T1">Сцена 7. <text:s/></text:span><text:span text:style-name="T9">Генеральное сражение</text:span></text:p>
          </table:table-cell>
          <table:table-cell table:style-name="Таблица1.B2" office:value-type="string">
            <text:p text:style-name="P5">Начало</text:p>
            <text:p text:style-name="Text_20_body"><text:span text:style-name="T13">-Что это?, спросил Лорд, потянувшись к амулету. </text:span>В момент, когда пухлая рука <text:span text:style-name="T43">дотронулась</text:span> <text:span text:style-name="T43">до</text:span> <text:span text:style-name="T54">предмет</text:span><text:span text:style-name="T46">а</text:span> на ладони Резкара, <text:span text:style-name="T46">резким</text:span> взмахом меча<text:span text:style-name="T43"> </text:span><text:span text:style-name="T45">бывший</text:span><text:span text:style-name="T43"> </text:span>наемник <text:span text:style-name="T43">оборвал жизнь своего повелителя</text:span>. <text:span text:style-name="T43">«Не сметь» - только и успела мелькнуть гневная мысль. Ошеломленные произошедшим</text:span>, <text:span text:style-name="T43">присутствующие тем не менее не издали не звука, застыв прикованные могучей волей</text:span> я<text:span text:style-name="T43">щера. </text:span>С<text:span text:style-name="T32">пустя короткий срок, н</text:span><text:span text:style-name="T11">а бескрайнем осеннем поле Резкар встретил, развернувшуюся во все знамена, армию короля, </text:span><text:span text:style-name="T17">уже не командиром наемников, а командующим всеми армиями </text:span><text:span text:style-name="T23">Brea</text:span><text:span text:style-name="T17">. </text:span></text:p>
            <text:p text:style-name="P14">Финал</text:p>
            <text:p text:style-name="P17"><text:span text:style-name="T14">Король отступил.</text:span><text:span text:style-name="T11"> </text:span><text:span text:style-name="T2">Смешанный запах </text:span><text:span text:style-name="T17"><office:annotation office:name="__Annotation__4477_85863320"><dc:creator>&lt;анонимный&gt;</dc:creator><dc:date>2024-06-02T23:06:08.59</dc:date><text:p text:style-name="P23"><text:span text:style-name="T75">Надо подумать</text:span></text:p></office:annotation></text:span><text:span text:style-name="T17">сражения</text:span><office:annotation-end office:name="__Annotation__4477_85863320"/><text:span text:style-name="T2"> и горящих полей наполняет воздух. Г</text:span><text:span text:style-name="T11">лубоко вдыхая его горький вкус, Резкар </text:span><text:span text:style-name="T32">невольно улыбнулся</text:span><text:span text:style-name="T30">, ощущая удовлетворение от свершившегося.</text:span><text:span text:style-name="T42"> </text:span><text:span text:style-name="T11">Хоть победа и была за наемником, он</text:span><text:span text:style-name="T14"> уже не мог остановиться и понимал, что всё закончится только с гибелью короля</text:span><text:span text:style-name="T11">.</text:span></text:p>
            <text:p text:style-name="P9"/>
          </table:table-cell>
        </table:table-row>
        <table:table-row table:style-name="Таблица1.1">
          <table:table-cell table:style-name="Таблица1.A2" office:value-type="string">
            <text:p text:style-name="P10"><text:span text:style-name="T1">Сцена 8. <text:s/>Брешь</text:span><text:span text:style-name="T9"> в стенах</text:span></text:p>
          </table:table-cell>
          <table:table-cell table:style-name="Таблица1.B2" office:value-type="string">
            <text:p text:style-name="P6">Начало</text:p>
            <text:p text:style-name="Text_20_body"><text:span text:style-name="T31">Армия Резкара стягивала свои полки к древнему городу Dulmir — столице королевства. Стены, украшенные вековой резьбой и фресками, вырастали перед ними, </text:span><text:span text:style-name="T35">преграждая путь</text:span><text:span text:style-name="T8"><office:annotation office:name="__Annotation__8126_2608025956"><dc:creator>&lt;анонимный&gt;</dc:creator><dc:date>2024-05-31T14:13:58.75</dc:date><text:p text:style-name="P24"><text:span text:style-name="T76">Может так</text:span></text:p></office:annotation></text:span><office:annotation-end office:name="__Annotation__8126_2608025956"/><text:span text:style-name="T31">.</text:span><text:span text:style-name="T10"> </text:span><text:span text:style-name="T31">Резкар чувствовал, как под влиянием приобретенной реликвии его разум погружается в темноту и безумие. Но взамен, из этой темноты он черпал неистовую силу. </text:span><text:span text:style-name="T33">Оставалось выпустить ее наружу</text:span><text:span text:style-name="T31">. </text:span><text:span text:style-name="T16"><office:annotation office:name="__Annotation__4496_85863320"><dc:creator>&lt;анонимный&gt;</dc:creator><dc:date>2024-06-02T23:26:00.81</dc:date><text:p text:style-name="P23"><text:span text:style-name="T75">Переписал создание магии, без фейерверков</text:span></text:p></office:annotation></text:span><text:span text:style-name="T35">Могучим движением</text:span><text:span text:style-name="T39"> ящер ударил <text:s/>лапой по земле, направляя энергию к городу. Воздух </text:span><text:span text:style-name="T41">завибрировал</text:span><text:span text:style-name="T39"> от силы, словно магическая волна расходилась кругами, охватывая все вокруг.</text:span><text:span text:style-name="T64"> З</text:span><text:span text:style-name="T35">емля, с</text:span><text:span text:style-name="T16">тены на ней и башни и сам город вздрогнули.</text:span><office:annotation-end office:name="__Annotation__4496_85863320"/><text:span text:style-name="T10"> Каменная кладка, казалось монолитных стен</text:span><text:span text:style-name="T13">, не выдержала и рухнула, создав громадную брешь</text:span><text:span text:style-name="T10">. Мгновения спустя, войска Резкара ринулись на штурм.</text:span></text:p>
            <text:p text:style-name="P14">Финал</text:p>
            <text:p text:style-name="P17"><text:span text:style-name="T28">Воины </text:span><text:span text:style-name="T32">Резкара словно</text:span><text:span text:style-name="T28"> одержимые двигались </text:span><text:span text:style-name="T32">улицами города,</text:span><text:span text:style-name="T28"> оставляя за собой лишь разрушения. </text:span><text:span text:style-name="T32">Сам бывший наемник </text:span><text:span text:style-name="T28">шел впереди всех, не зна</text:span><text:span text:style-name="T32">я</text:span><text:span text:style-name="T28"> усталости,</text:span><text:span text:style-name="T32"> не чувствуя жалости</text:span><text:span text:style-name="T28">. </text:span><text:span text:style-name="T27">Сражение длилось до рассвета, и когда первые лучи солнца осветили опустошенные улицы, Резкар стоял на центральной площади Dulmir, окруженный своими воинами.</text:span></text:p>
            <text:p text:style-name="P15"/>
          </table:table-cell>
        </table:table-row>
        <table:table-row table:style-name="Таблица1.1">
          <table:table-cell table:style-name="Таблица1.A2" office:value-type="string">
            <text:p text:style-name="P10"><text:span text:style-name="T1">Сцена 9. <text:s/></text:span><text:span text:style-name="T9">Последняя надежда</text:span></text:p>
          </table:table-cell>
          <table:table-cell table:style-name="Таблица1.B2" office:value-type="string">
            <text:p text:style-name="P5">Начало</text:p>
            <text:p text:style-name="P17"><text:span text:style-name="T32">Остатки гарнизона и вооруженные ж</text:span><text:span text:style-name="T28">ители </text:span><text:span text:style-name="T28">Dulmir, собрались на </text:span><text:span text:style-name="T32">противоположном краю</text:span><text:span text:style-name="T28"> </text:span><text:span text:style-name="T29">площади. В их сердцах</text:span><text:span text:style-name="T28"> горела искра </text:span><text:span text:style-name="T32">последней</text:span><text:span text:style-name="T28"> надежды </text:span><text:span text:style-name="T32">и вера</text:span><text:span text:style-name="T28">, что даже против</text:span><text:span text:style-name="T32"> </text:span><text:span text:style-name="T28">безумной силы Резкара у них есть шанс. С криками борьбы и молитвами, они </text:span><text:span text:style-name="T32">стойко</text:span><text:span text:style-name="T28"> встретили врага. И хотя Резкар, погло</text:span><text:span text:style-name="T32">щенный мощью артефакта</text:span><text:span text:style-name="T28">, продолжал свой путь разрушения, героический дух </text:span><text:span text:style-name="T29">з</text:span><text:span text:style-name="T34">ащитников</text:span><text:span text:style-name="T32"> Dulmir </text:span><text:span text:style-name="T28">заставил его сердце на мгновение </text:span><text:span text:style-name="T32">встрепенуться</text:span><text:span text:style-name="T28"> перед лицом их стойкости и мужества.</text:span><text:span text:style-name="T2"> </text:span></text:p>
            <text:p text:style-name="P14">Финал</text:p>
            <text:p text:style-name="P14"><text:soft-page-break/>Городская площадь,<text:span text:style-name="T43"> </text:span><text:span text:style-name="T45">ранее — место радости</text:span><text:span text:style-name="T43"> </text:span>и веселья, стала ареной трагедии. Мертвый город. Последние истрепанные остатки войска Резкара двигались к замку короля. Их оставалось слишком мало, они были покрыты кровью, потом и грязью, но полны торжества и злобы.</text:p>
            <text:p text:style-name="P8"/>
          </table:table-cell>
        </table:table-row>
        <table:table-row table:style-name="Таблица1.1">
          <table:table-cell table:style-name="Таблица1.A2" office:value-type="string">
            <text:p text:style-name="P10"><text:span text:style-name="T1">Сцена </text:span><text:span text:style-name="T9">10. Корона чья?</text:span><text:span text:style-name="T1"> </text:span></text:p>
          </table:table-cell>
          <table:table-cell table:style-name="Таблица1.B2" office:value-type="string">
            <text:p text:style-name="P5">Начало.</text:p>
            <text:p text:style-name="P5"><text:span text:style-name="T57">В самом сердце крепости, под сводами древнего замка, развернулась последняя битва. Резкар, вместе с верными ему воинами, столкнулся </text:span><text:span text:style-name="T54">с личной гвардией великого правителя</text:span><text:span text:style-name="T57">. Эхо стального грохота и </text:span><text:span text:style-name="T58">стона</text:span><text:span text:style-name="T57"> раненых заполнило залы. Властелин, </text:span><text:span text:style-name="T58">слыша приближающийся гул схватки</text:span><text:span text:style-name="T57">, </text:span><text:span text:style-name="T58">все крепче </text:span><text:span text:style-name="T57">сжимал жезл власти, готовый защищать свой трон до последнего вздоха. Он знал, что каждый момент может стать решающим в этой </text:span><text:span text:style-name="T58">последней битве</text:span><text:span text:style-name="T57"> за судьбу королевства.</text:span><text:span text:style-name="T54"> </text:span></text:p>
            <text:p text:style-name="P14">Финал.</text:p>
            <text:p text:style-name="P19"><office:annotation office:name="__Annotation__4507_85863320"><dc:creator>&lt;анонимный&gt;</dc:creator><dc:date>2024-06-02T23:29:27.63</dc:date><text:p text:style-name="P23"><text:span text:style-name="T75">Вернул. По сути это и есть финал</text:span></text:p></office:annotation>На троне, темном и липком от крови, восседает новый <text:span text:style-name="T74">король, взирая </text:span>на пустые залы дворца, пустые улицы города, на пустые земли и пустоту внутри себя. А рядом, положа длань на плечо Резкара, радостно и удовлетворенно хихикало Зло, уже не скрываясь в недрах старинной дивной вещицы из разрушенного монастыря.<office:annotation-end office:name="__Annotation__4507_85863320"/></text:p>
          </table:table-cell>
        </table:table-row>
        <table:table-row table:style-name="Таблица1.1">
          <table:table-cell table:style-name="Таблица1.A2" office:value-type="string">
            <text:p text:style-name="P13">Финал</text:p>
          </table:table-cell>
          <table:table-cell table:style-name="Таблица1.B2" office:value-type="string">
            <text:p text:style-name="P16">Здесь можно описать Играй на арене со всеми картами и уровнями. </text:p>
          </table:table-cell>
        </table:table-row>
      </table:table>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 hne" svg:font-family="'S hne', ui-sans-serif"/>
    <style:font-face style:name="Tahoma1" svg:font-family="Tahoma"/>
    <style:font-face style:name="apple-system" svg:font-family="apple-system, Roboto, SegoeUI, 'Segoe UI', 'Helvetica Neue', Helvetica, 'Microsoft YaHei', 'Meiryo UI', Meiryo, 'Arial Unicode MS', sans-serif"/>
    <style:font-face style:name="Segoe UI" svg:font-family="'Segoe UI'" style:font-family-generic="swiss"/>
    <style:font-face style:name="Andale Sans UI" svg:font-family="'Andale Sans UI', 'Arial Unicode MS'"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ru" fo:country="RU"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zxx" fo:country="none"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302in" fo:margin-bottom="0.2134in" fo:margin-left="0.3126in" fo:margin-right="0.3299in" style:writing-mode="lr-tb" style:layout-grid-color="#c0c0c0" style:layout-grid-lines="26" style:layout-grid-base-height="0.4165in" style:layout-grid-ruby-height="0in" style:layout-grid-mode="none" style:layout-grid-ruby-below="false" style:layout-grid-print="false" style:layout-grid-display="false" style:layout-grid-base-width="0.278in" style:layout-grid-snap-to-characters="true" loext:margin-gutter="0cm"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2:32:02</meta:creation-date>
    <dc:date>2024-06-02T23:31:02.20</dc:date>
    <meta:editing-cycles>102</meta:editing-cycles>
    <meta:editing-duration>P23DT2H54M6S</meta:editing-duration>
    <meta:generator>OpenOffice/4.1.11$Win32 OpenOffice.org_project/4111m1$Build-9808</meta:generator>
    <meta:document-statistic meta:table-count="1" meta:image-count="0" meta:object-count="0" meta:page-count="4" meta:paragraph-count="62" meta:word-count="1471" meta:character-count="9923"/>
  </office:meta>
</office:document-meta>
</file>